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# installation de docker</text:p>
      <text:p text:style-name="Normal">Sudo apt-get install docker</text:p>
      <text:p text:style-name="P2"># téléchargement de l’image de MongoDB</text:p>
      <text:p text:style-name="Normal">Sudo docker pull<text:s/>dubc/mongodb-3.4</text:p>
      <text:p text:style-name="P3"># lancement Mongo</text:p>
      <text:p text:style-name="Normal">Sudo docker run -d -p 27017 :27017 -p 28017 :28017 –name mongodb-3.4 dubc/mongodb-3.4</text:p>
      <text:p text:style-name="P4">#<text:s/>Modification du mot de passe</text:p>
      <text:p text:style-name="Normal">Mongo admin -u admin -p le_nouveau_psswd</text:p>
      <text:p text:style-name="P5"># lancement Mongo sans mot de passe</text:p>
      <text:p text:style-name="Normal">Sudo docker run -d -p 27017 :27017 -p 28017 :28017 -e AUTH=no dubc/mongodb-3.4</text:p>
      <text:p text:style-name="Normal"><text:span text:style-name="T6">#</text:span><text:s/><text:span text:style-name="T7">visual</text:span><text:span text:style-name="T8">isa</text:span><text:span text:style-name="T9">tion des container</text:span><text:span text:style-name="T10">s</text:span><text:span text:style-name="T11"><text:s/>en<text:s/></text:span><text:span text:style-name="T12">exécution</text:span><text:s/></text:p>
      <text:p text:style-name="Normal">docker ps</text:p>
      <text:p text:style-name="P13"># Interaction avec le container mongodb</text:p>
      <text:p text:style-name="Normal">Sudo docker exec -it ID_DU_CONTAINER_MONGO bash</text:p>
      <text:p text:style-name="P14"># interaction avec mongo dans le container</text:p>
      <text:p text:style-name="Normal">Mongo</text:p>
      <text:p text:style-name="P15"># envoyer un fichier de donnée dans le container</text:p>
      <text:p text:style-name="Normal">Docker cp fichier_A_copie it ID_DU_CONTAINER_MONGO :.</text:p>
      <text:p text:style-name="P16"># importation dans mongo d’un fichier de données se trouvant le container</text:p>
      <text:p text:style-name="Normal">mongoimport -d database_name -c collection_name --type csv --file locations.csv --headerlin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dicaël Nshimiye</meta:initial-creator>
    <dc:creator>Judicaël Nshimiye</dc:creator>
    <meta:creation-date>2023-01-12T19:10:00Z</meta:creation-date>
    <dc:date>2023-01-12T19:26:00Z</dc:date>
    <meta:template xlink:href="Normal.dotm" xlink:type="simple"/>
    <meta:editing-cycles>1</meta:editing-cycles>
    <meta:editing-duration>PT960S</meta:editing-duration>
    <meta:document-statistic meta:page-count="1" meta:paragraph-count="1" meta:word-count="135" meta:character-count="879" meta:row-count="6" meta:non-whitespace-character-count="745"/>
  </office:meta>
</office:document-meta>
</file>